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15fb64" officeooo:paragraph-rsid="0015fb64" style:font-size-asian="16pt" style:font-size-complex="16pt"/>
    </style:style>
    <style:style style:name="P2" style:family="paragraph" style:parent-style-name="Standard">
      <style:text-properties fo:font-size="16pt" officeooo:rsid="0016873a" officeooo:paragraph-rsid="0016873a" style:font-size-asian="16pt" style:font-size-complex="16pt"/>
    </style:style>
    <style:style style:name="P3" style:family="paragraph" style:parent-style-name="Standard">
      <style:text-properties fo:font-size="16pt" officeooo:rsid="0016873a" officeooo:paragraph-rsid="0017f802" style:font-size-asian="16pt" style:font-size-complex="16pt"/>
    </style:style>
    <style:style style:name="P4" style:family="paragraph" style:parent-style-name="Standard">
      <style:text-properties fo:font-size="16pt" officeooo:rsid="0017f802" officeooo:paragraph-rsid="0017f802" style:font-size-asian="16pt" style:font-size-complex="16pt"/>
    </style:style>
    <style:style style:name="P5" style:family="paragraph" style:parent-style-name="Standard">
      <style:text-properties fo:font-size="16pt" officeooo:rsid="001a37a7" officeooo:paragraph-rsid="001a37a7" style:font-size-asian="16pt" style:font-size-complex="16pt"/>
    </style:style>
    <style:style style:name="P6" style:family="paragraph" style:parent-style-name="Standard">
      <style:text-properties fo:font-size="16pt" officeooo:rsid="001a37a7" officeooo:paragraph-rsid="001875ed" style:font-size-asian="16pt" style:font-size-complex="16pt"/>
    </style:style>
    <style:style style:name="P7" style:family="paragraph" style:parent-style-name="Standard">
      <style:text-properties fo:font-size="16pt" officeooo:rsid="001875ed" officeooo:paragraph-rsid="001875ed" style:font-size-asian="16pt" style:font-size-complex="16pt"/>
    </style:style>
    <style:style style:name="P8" style:family="paragraph" style:parent-style-name="Standard">
      <style:text-properties fo:font-size="16pt" officeooo:rsid="001875ed" officeooo:paragraph-rsid="001b5aa9" style:font-size-asian="16pt" style:font-size-complex="16pt"/>
    </style:style>
    <style:style style:name="P9" style:family="paragraph" style:parent-style-name="Standard">
      <style:text-properties fo:font-size="16pt" officeooo:rsid="001a37d9" officeooo:paragraph-rsid="001a37a7" style:font-size-asian="16pt" style:font-size-complex="16pt"/>
    </style:style>
    <style:style style:name="P10" style:family="paragraph" style:parent-style-name="Standard">
      <style:text-properties fo:font-size="16pt" officeooo:rsid="001a37d9" officeooo:paragraph-rsid="001a37d9" style:font-size-asian="16pt" style:font-size-complex="16pt"/>
    </style:style>
    <style:style style:name="T1" style:family="text">
      <style:text-properties officeooo:rsid="0015fb64"/>
    </style:style>
    <style:style style:name="T2" style:family="text">
      <style:text-properties officeooo:rsid="0016873a"/>
    </style:style>
    <style:style style:name="T3" style:family="text">
      <style:text-properties officeooo:rsid="0017f802"/>
    </style:style>
    <style:style style:name="T4" style:family="text">
      <style:text-properties officeooo:rsid="001a37a7"/>
    </style:style>
    <style:style style:name="T5" style:family="text">
      <style:text-properties officeooo:rsid="001a37d9"/>
    </style:style>
    <style:style style:name="T6" style:family="text">
      <style:text-properties officeooo:rsid="001b5aa9"/>
    </style:style>
    <style:style style:name="T7" style:family="text">
      <style:text-properties officeooo:rsid="001c8e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guys, hope you enjoyed the previous video.</text:p>
      <text:p text:style-name="P1"/>
      <text:p text:style-name="P1">As promised in the deliverables of the course, we will now implement one of the easiest machine learning algorithms. I hope you haven’t forgotten <text:s/>about the os module of python we learnt in the earlier weeks.</text:p>
      <text:p text:style-name="P1"/>
      <text:p text:style-name="P2">Today we are going to build our first Image Classifier. In order to do so we’ll implement a very simple machine learning algorithm named <text:span text:style-name="T1">k-nn. </text:span></text:p>
      <text:p text:style-name="P1">K-nn stands for k-nearest neighbor <text:span text:style-name="T2">and by now you would know that it is a supervised learning algorithm</text:span>. We will use it for <text:span text:style-name="T2">image </text:span>classification.</text:p>
      <text:p text:style-name="P2">In plain English this algorithm goes as, “Tell me who your neighbors are, and I’ll tell you who you are”. </text:p>
      <text:p text:style-name="P4">It is similar to saying, if you live in a place where Gujjus live, its likely that you are a Gujju.</text:p>
      <text:p text:style-name="P5">I hope this doesn’t reach Modi.</text:p>
      <text:p text:style-name="P2"/>
      <text:p text:style-name="P3">Let <text:span text:style-name="T3">me make it more clear with an example.</text:span></text:p>
      <text:p text:style-name="P3"><text:span text:style-name="T7">Say </text:span>we have a dataset consisting of images of dogs, cats and pandas. </text:p>
      <text:p text:style-name="P2"/>
      <text:p text:style-name="P2">&lt;Show knn0.png&gt;</text:p>
      <text:p text:style-name="P2"/>
      <text:p text:style-name="P2">Under the primary assumption that images with similar visual contents lie close together,</text:p>
      <text:p text:style-name="P2">given a <text:span text:style-name="T3">query image</text:span></text:p>
      <text:p text:style-name="P2"/>
      <text:p text:style-name="P4">&lt;Show knn1.png&gt;</text:p>
      <text:p text:style-name="P4"/>
      <text:p text:style-name="P4">we should be able to tell whether the query image is of a dog, a cat or a panda.</text:p>
      <text:p text:style-name="P2"/>
      <text:p text:style-name="P4">&lt;Show knn2.png&gt;</text:p>
      <text:p text:style-name="P4"/>
      <text:p text:style-name="P7">We do this <text:span text:style-name="T4">by </text:span>using the distance metric such as Manhanttan Distance or Euclidean Distance etc.</text:p>
      <text:p text:style-name="P7"/>
      <text:p text:style-name="P4">Let us see what happens if we choose k=1.</text:p>
      <text:p text:style-name="P4"/>
      <text:p text:style-name="P7">&lt;Show k_1.png&gt;</text:p>
      <text:p text:style-name="P7"/>
      <text:p text:style-name="P7"><text:soft-page-break/>Let’s see what happens if we choose k=3.</text:p>
      <text:p text:style-name="P7"/>
      <text:p text:style-name="P7">&lt;Show k_3.png&gt;</text:p>
      <text:p text:style-name="P7"/>
      <text:p text:style-name="P7">Note that the results vary depending on the value of k chosen. And since value of k is something that cannot be learnt but is to <text:span text:style-name="T4">be </text:span>chosen by the implementer, it is reffered as <text:span text:style-name="T4">the</text:span> Hyper-parameter. One cho<text:span text:style-name="T5">o</text:span>ses the value of hyper-parameter depending on appropriateness of the value for the task in hand.</text:p>
      <text:p text:style-name="P7"/>
      <text:p text:style-name="P1">We will <text:span text:style-name="T4">now </text:span>implement a vanilla version of <text:span text:style-name="T5">knn</text:span>. Did you hear Vanilla? <text:span text:style-name="T5">As in Chocolate, Strawberry, Vanilla. </text:span>Yes, you did. You will see this term being used quite often in the world of machine learning. It is used to refer to the most basic form of anything. So when we say we will implement a vanilla version of k-nn, we mean the most basic version, most easy-pesy implementation of k-nn. Though you might find the code a bit complex, don’t worry. Majority of it is a part of pre-processing and is a re-usable segment of code in any algorithm we’ll implement in the future.</text:p>
      <text:p text:style-name="P1"/>
      <text:p text:style-name="P1"/>
      <text:p text:style-name="P1"/>
      <text:p text:style-name="P7">We have <text:span text:style-name="T4">just </text:span>touched up on what k-nn <text:span text:style-name="T6">is at the surface level</text:span>. There is a lot more to what k-nn is.</text:p>
      <text:p text:style-name="P7">I would like you to run the code provided and make observation about what happens when we use:</text:p>
      <text:p text:style-name="P7">1. even values for k</text:p>
      <text:p text:style-name="P7">2. odd values for k</text:p>
      <text:p text:style-name="P7"><text:span text:style-name="T4">and then see </text:span>Which one of it is preferrable?</text:p>
      <text:p text:style-name="P7"/>
      <text:p text:style-name="P8">I would suggest you look into </text:p>
      <text:p text:style-name="P8">what are the drawbacks of k-nearest neighbor </text:p>
      <text:p text:style-name="P8"><text:span text:style-name="T4">and </text:span></text:p>
      <text:p text:style-name="P8"><text:span text:style-name="T4">how Parameteric Learning ameliorates these drawbacks.</text:span></text:p>
      <text:p text:style-name="P6"/>
      <text:p text:style-name="P5">Go through the content provided to learn in detail about the performance measures used.</text:p>
      <text:p text:style-name="P5"/>
      <text:p text:style-name="P5">That brings us to the end of this course.</text:p>
      <text:p text:style-name="P5"><text:soft-page-break/>This course was intended to lay a foundation for what Machine Learning is. </text:p>
      <text:p text:style-name="P5">If you liked the course and would love to learn more about Machine Learning and would love to implement more machine learning algorithms <text:span text:style-name="T5">let us know about it.</text:span></text:p>
      <text:p text:style-name="P9"/>
      <text:p text:style-name="P10">Th<text:span text:style-name="T6">anks for watching the video.</text:span></text:p>
      <text:p text:style-name="P5"/>
      <text:p text:style-name="P5"/>
      <text:p text:style-name="P7"/>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4:23:02.937938305</meta:creation-date>
    <dc:date>2018-01-14T15:47:14.952316358</dc:date>
    <meta:editing-duration>PT16M40S</meta:editing-duration>
    <meta:editing-cycles>2</meta:editing-cycles>
    <meta:generator>LibreOffice/5.2.2.2$Linux_X86_64 LibreOffice_project/20m0$Build-2</meta:generator>
    <meta:document-statistic meta:table-count="0" meta:image-count="0" meta:object-count="0" meta:page-count="3" meta:paragraph-count="36" meta:word-count="549" meta:character-count="3000" meta:non-whitespace-character-count="2479"/>
  </office:meta>
</office:document-meta>
</file>